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4.527cm" table:align="left"/>
    </style:style>
    <style:style style:name="Tabel1.A" style:family="table-column">
      <style:table-column-properties style:column-width="3.958cm"/>
    </style:style>
    <style:style style:name="Tabel1.B" style:family="table-column">
      <style:table-column-properties style:column-width="2.771cm"/>
    </style:style>
    <style:style style:name="Tabel1.C" style:family="table-column">
      <style:table-column-properties style:column-width="7.798cm"/>
    </style:style>
    <style:style style:name="Tabel1.A1" style:family="table-cell">
      <style:table-cell-properties style:vertical-align="middle" fo:padding="0.049cm" fo:border="none"/>
    </style:style>
    <style:style style:name="Tabel2" style:family="table">
      <style:table-properties style:width="13.843cm" table:align="left"/>
    </style:style>
    <style:style style:name="Tabel2.A" style:family="table-column">
      <style:table-column-properties style:column-width="3.022cm"/>
    </style:style>
    <style:style style:name="Tabel2.B" style:family="table-column">
      <style:table-column-properties style:column-width="10.821cm"/>
    </style:style>
    <style:style style:name="Tabel2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rambozenparfait voor beginners (luchtig &amp; zonder ijsmachine)</text:p>
      <text:p text:style-name="Text_20_body">🧾 Ingrediënten</text:p>
      <table:table table:name="Tabel1" table:style-name="Tabel1">
        <table:table-column table:style-name="Tabel1.A"/>
        <table:table-column table:style-name="Tabel1.B"/>
        <table:table-column table:style-name="Tabel1.C"/>
        <table:table-header-rows>
          <table:table-row>
            <table:table-cell table:style-name="Tabel1.A1" office:value-type="string">
              <text:p text:style-name="P1">Ingrediënt</text:p>
            </table:table-cell>
            <table:table-cell table:style-name="Tabel1.A1" office:value-type="string">
              <text:p text:style-name="P1">Hoeveelheid</text:p>
            </table:table-cell>
            <table:table-cell table:style-name="Tabel1.A1" office:value-type="string">
              <text:p text:style-name="P1">Opmerkingen</text:p>
            </table:table-cell>
          </table:table-row>
        </table:table-header-rows>
        <table:table-row>
          <table:table-cell table:style-name="Tabel1.A1" office:value-type="string">
            <text:p text:style-name="P2">Frambozensap</text:p>
          </table:table-cell>
          <table:table-cell table:style-name="Tabel1.A1" office:value-type="string">
            <text:p text:style-name="P2">700 g</text:p>
          </table:table-cell>
          <table:table-cell table:style-name="Tabel1.A1" office:value-type="string">
            <text:p text:style-name="P2">Gezeefd, goed afgekoeld (±20 °C of kouder)</text:p>
          </table:table-cell>
        </table:table-row>
        <table:table-row>
          <table:table-cell table:style-name="Tabel1.A1" office:value-type="string">
            <text:p text:style-name="P2">Eidooiers</text:p>
          </table:table-cell>
          <table:table-cell table:style-name="Tabel1.A1" office:value-type="string">
            <text:p text:style-name="P2">4</text:p>
          </table:table-cell>
          <table:table-cell table:style-name="Tabel1.A1" office:value-type="string">
            <text:p text:style-name="P2">Vers, op kamertemperatuur</text:p>
          </table:table-cell>
        </table:table-row>
        <table:table-row>
          <table:table-cell table:style-name="Tabel1.A1" office:value-type="string">
            <text:p text:style-name="P2">Eiwitten</text:p>
          </table:table-cell>
          <table:table-cell table:style-name="Tabel1.A1" office:value-type="string">
            <text:p text:style-name="P2">2</text:p>
          </table:table-cell>
          <table:table-cell table:style-name="Tabel1.A1" office:value-type="string">
            <text:p text:style-name="P2">Op kamertemperatuur voor meer volume</text:p>
          </table:table-cell>
        </table:table-row>
        <table:table-row>
          <table:table-cell table:style-name="Tabel1.A1" office:value-type="string">
            <text:p text:style-name="P2">Suiker (pâte à bombe)</text:p>
          </table:table-cell>
          <table:table-cell table:style-name="Tabel1.A1" office:value-type="string">
            <text:p text:style-name="P2">100 g</text:p>
          </table:table-cell>
          <table:table-cell table:style-name="Tabel1.A1" office:value-type="string">
            <text:p text:style-name="P2">Voor dooiers</text:p>
          </table:table-cell>
        </table:table-row>
        <table:table-row>
          <table:table-cell table:style-name="Tabel1.A1" office:value-type="string">
            <text:p text:style-name="P2">Suiker (eiwitschuim)</text:p>
          </table:table-cell>
          <table:table-cell table:style-name="Tabel1.A1" office:value-type="string">
            <text:p text:style-name="P2">50 g</text:p>
          </table:table-cell>
          <table:table-cell table:style-name="Tabel1.A1" office:value-type="string">
            <text:p text:style-name="P2">Voor Italiaanse meringue</text:p>
          </table:table-cell>
        </table:table-row>
        <table:table-row>
          <table:table-cell table:style-name="Tabel1.A1" office:value-type="string">
            <text:p text:style-name="P2">Water</text:p>
          </table:table-cell>
          <table:table-cell table:style-name="Tabel1.A1" office:value-type="string">
            <text:p text:style-name="P2">±50 ml</text:p>
          </table:table-cell>
          <table:table-cell table:style-name="Tabel1.A1" office:value-type="string">
            <text:p text:style-name="P2">Verdeeld over beide siropen</text:p>
          </table:table-cell>
        </table:table-row>
        <table:table-row>
          <table:table-cell table:style-name="Tabel1.A1" office:value-type="string">
            <text:p text:style-name="P2">Slagroom</text:p>
          </table:table-cell>
          <table:table-cell table:style-name="Tabel1.A1" office:value-type="string">
            <text:p text:style-name="P2">300 ml</text:p>
          </table:table-cell>
          <table:table-cell table:style-name="Tabel1.A1" office:value-type="string">
            <text:p text:style-name="P2">Min. 35% vet, goed koud (4–6 °C)</text:p>
          </table:table-cell>
        </table:table-row>
        <table:table-row>
          <table:table-cell table:style-name="Tabel1.A1" office:value-type="string">
            <text:p text:style-name="P2">Citroensap of likeur</text:p>
          </table:table-cell>
          <table:table-cell table:style-name="Tabel1.A1" office:value-type="string">
            <text:p text:style-name="P2">1 el (optioneel)</text:p>
          </table:table-cell>
          <table:table-cell table:style-name="Tabel1.A1" office:value-type="string">
            <text:p text:style-name="P2">Voor frisheid of aroma</text:p>
          </table:table-cell>
        </table:table-row>
      </table:table>
      <text:p text:style-name="Text_20_body">🔥 Stap 1 – Pâte à bombe maken</text:p>
      <text:list text:style-name="L1">
        <text:list-item>
          <text:p text:style-name="P3">Kook 100 g suiker + 30 ml water tot exact <text:span text:style-name="Strong_20_Emphasis">118 °C</text:span>. </text:p>
        </text:list-item>
        <text:list-item>
          <text:p text:style-name="P3">Klop ondertussen de eidooiers op hoge snelheid met een ballongarde: </text:p>
          <text:list>
            <text:list-item>
              <text:p text:style-name="P3">Klop <text:span text:style-name="Strong_20_Emphasis">minimaal 3–4 minuten</text:span> vóór toevoegen van siroop. </text:p>
            </text:list-item>
            <text:list-item>
              <text:p text:style-name="P3">Te lang kloppen is <text:span text:style-name="Strong_20_Emphasis">geen probleem</text:span> — lucht = goed. </text:p>
            </text:list-item>
          </text:list>
        </text:list-item>
        <text:list-item>
          <text:p text:style-name="P3">Giet siroop <text:span text:style-name="Strong_20_Emphasis">in dun straaltje langs de komwand</text:span>, terwijl je blijft kloppen: </text:p>
          <text:list>
            <text:list-item>
              <text:p text:style-name="P3">Giet nooit direct op de garde! </text:p>
            </text:list-item>
            <text:list-item>
              <text:p text:style-name="P3">Te koud (&lt;114 °C): onvoldoende pasteurisatie. </text:p>
            </text:list-item>
            <text:list-item>
              <text:p text:style-name="P3">Te heet (&gt;121 °C): kristalliseert of karameliseert. </text:p>
            </text:list-item>
          </text:list>
        </text:list-item>
        <text:list-item>
          <text:p text:style-name="P4">Klop door tot het mengsel is afgekoeld tot <text:span text:style-name="Strong_20_Emphasis">30–35 °C</text:span>. </text:p>
        </text:list-item>
      </text:list>
      <text:p text:style-name="Text_20_body">🫧 Stap 2 – Italiaanse meringue maken</text:p>
      <text:list text:style-name="L2">
        <text:list-item>
          <text:p text:style-name="P5">Klop eiwitten tot ze wit en schuimig worden. </text:p>
        </text:list-item>
        <text:list-item>
          <text:p text:style-name="P5">Breng 50 g suiker + 20 ml water naar <text:span text:style-name="Strong_20_Emphasis">118 °C</text:span>. </text:p>
        </text:list-item>
        <text:list-item>
          <text:p text:style-name="P5">Giet siroop <text:span text:style-name="Strong_20_Emphasis">langzaam langs de komwand</text:span> bij de eiwitten terwijl je op hoge snelheid doorklopt. </text:p>
        </text:list-item>
        <text:list-item>
          <text:p text:style-name="P6">Klop tot <text:span text:style-name="Strong_20_Emphasis">stevige pieken</text:span> ontstaan en het schuim is afgekoeld tot ±30 °C. </text:p>
        </text:list-item>
      </text:list>
      <text:list text:style-name="L3">
        <text:list-item>
          <text:p text:style-name="P7">Te warm is <text:span text:style-name="Strong_20_Emphasis">niet erg</text:span>. </text:p>
        </text:list-item>
        <text:list-item>
          <text:p text:style-name="P8">Te koud (&lt;115 °C) geeft slap, onstabiel schuim. </text:p>
        </text:list-item>
      </text:list>
      <text:p text:style-name="Text_20_body">❄️ Stap 3 – Slagroom kloppen</text:p>
      <text:list text:style-name="L4">
        <text:list-item>
          <text:p text:style-name="P9">Klop koud (4–6 °C) tot <text:span text:style-name="Strong_20_Emphasis">zachte pieken</text:span>. </text:p>
        </text:list-item>
      </text:list>
      <text:list text:style-name="L5">
        <text:list-item>
          <text:p text:style-name="P10">Te stijf = moeilijk mengen &amp; luchtverlies. </text:p>
        </text:list-item>
        <text:list-item>
          <text:p text:style-name="P11"><text:span text:style-name="Strong_20_Emphasis">Tip:</text:span> liever iets te zacht dan te stevig. </text:p>
        </text:list-item>
      </text:list>
      <text:p text:style-name="Text_20_body"><text:soft-page-break/>🍇 Stap 4 – Samenvoegen</text:p>
      <text:list text:style-name="L6">
        <text:list-item>
          <text:p text:style-name="P12">Meng frambozensap voorzichtig door pâte à bombe. </text:p>
        </text:list-item>
        <text:list-item>
          <text:p text:style-name="P12">Spatel Italiaanse meringue er in twee delen doorheen. </text:p>
        </text:list-item>
        <text:list-item>
          <text:p text:style-name="P13">Spatel tenslotte de slagroom erdoor: </text:p>
        </text:list-item>
      </text:list>
      <text:list text:style-name="L7">
        <text:list-item>
          <text:p text:style-name="P14">Gebruik brede spatel. </text:p>
        </text:list-item>
        <text:list-item>
          <text:p text:style-name="P14"><text:span text:style-name="Strong_20_Emphasis">Niet roeren!</text:span> Spatel van onder naar boven. </text:p>
        </text:list-item>
        <text:list-item>
          <text:p text:style-name="P15"><text:span text:style-name="Strong_20_Emphasis">Begin met een klein beetje slagroom</text:span> om het mengsel losser te maken. </text:p>
        </text:list-item>
      </text:list>
      <text:p text:style-name="Text_20_body">🧊 Stap 5 – Invriezen</text:p>
      <text:list text:style-name="L8">
        <text:list-item>
          <text:p text:style-name="P16">Giet in platte vorm of cakeblik. </text:p>
        </text:list-item>
        <text:list-item>
          <text:p text:style-name="P16">Dek af met plasticfolie <text:span text:style-name="Strong_20_Emphasis">direct op het oppervlak</text:span>. </text:p>
        </text:list-item>
        <text:list-item>
          <text:p text:style-name="P17">Vries minimaal <text:span text:style-name="Strong_20_Emphasis">6 uur</text:span>, liefst een nacht. </text:p>
        </text:list-item>
      </text:list>
      <text:p text:style-name="Text_20_body">📌 Samenvattende handigheidjes</text:p>
      <table:table table:name="Tabel2" table:style-name="Tabel2">
        <table:table-column table:style-name="Tabel2.A"/>
        <table:table-column table:style-name="Tabel2.B"/>
        <table:table-header-rows>
          <table:table-row>
            <table:table-cell table:style-name="Tabel2.A1" office:value-type="string">
              <text:p text:style-name="P1">Stap</text:p>
            </table:table-cell>
            <table:table-cell table:style-name="Tabel2.A1" office:value-type="string">
              <text:p text:style-name="P1">Tip</text:p>
            </table:table-cell>
          </table:table-row>
        </table:table-header-rows>
        <table:table-row>
          <table:table-cell table:style-name="Tabel2.A1" office:value-type="string">
            <text:p text:style-name="P2">Suikersiroop</text:p>
          </table:table-cell>
          <table:table-cell table:style-name="Tabel2.A1" office:value-type="string">
            <text:p text:style-name="P2">Precies 118 °C = optimale structuur en pasteurisatie</text:p>
          </table:table-cell>
        </table:table-row>
        <table:table-row>
          <table:table-cell table:style-name="Tabel2.A1" office:value-type="string">
            <text:p text:style-name="P2">Gieten siroop</text:p>
          </table:table-cell>
          <table:table-cell table:style-name="Tabel2.A1" office:value-type="string">
            <text:p text:style-name="P2">Langs komwand, nooit op garde → voorkomt kristallen</text:p>
          </table:table-cell>
        </table:table-row>
        <table:table-row>
          <table:table-cell table:style-name="Tabel2.A1" office:value-type="string">
            <text:p text:style-name="P2">Dooiers kloppen</text:p>
          </table:table-cell>
          <table:table-cell table:style-name="Tabel2.A1" office:value-type="string">
            <text:p text:style-name="P2">Vóór siroop goed luchtig kloppen, mag lang</text:p>
          </table:table-cell>
        </table:table-row>
        <table:table-row>
          <table:table-cell table:style-name="Tabel2.A1" office:value-type="string">
            <text:p text:style-name="P2">Slagroom</text:p>
          </table:table-cell>
          <table:table-cell table:style-name="Tabel2.A1" office:value-type="string">
            <text:p text:style-name="P2">Zachte pieken, niet te stijf</text:p>
          </table:table-cell>
        </table:table-row>
        <table:table-row>
          <table:table-cell table:style-name="Tabel2.A1" office:value-type="string">
            <text:p text:style-name="P2">Mengen</text:p>
          </table:table-cell>
          <table:table-cell table:style-name="Tabel2.A1" office:value-type="string">
            <text:p text:style-name="P2">Componenten op gelijke temperatuur (±30 °C), rustig spatelen</text:p>
          </table:table-cell>
        </table:table-row>
        <table:table-row>
          <table:table-cell table:style-name="Tabel2.A1" office:value-type="string">
            <text:p text:style-name="P2">Invriezen</text:p>
          </table:table-cell>
          <table:table-cell table:style-name="Tabel2.A1" office:value-type="string">
            <text:p text:style-name="P2">Folie op oppervlak = minder ijskristallen = romiger ijs</text:p>
          </table:table-cell>
        </table:table-row>
      </table:table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3T16:32:52.631660600</meta:creation-date>
    <dc:date>2025-07-04T16:12:20.128100300</dc:date>
    <meta:editing-duration>PT8H3M17S</meta:editing-duration>
    <meta:editing-cycles>1</meta:editing-cycles>
    <meta:document-statistic meta:table-count="2" meta:image-count="0" meta:object-count="0" meta:page-count="2" meta:paragraph-count="76" meta:word-count="416" meta:character-count="2349" meta:non-whitespace-character-count="2007"/>
    <meta:generator>LibreOffice/25.2.4.3$Windows_X86_64 LibreOffice_project/33e196637044ead23f5c3226cde09b47731f7e27</meta:generator>
  </office:meta>
</office:document-meta>
</file>